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12cm"/>
    </style:style>
    <style:style style:name="co2" style:family="table-column">
      <style:table-column-properties fo:break-before="auto" style:column-width="4.72cm"/>
    </style:style>
    <style:style style:name="co3" style:family="table-column">
      <style:table-column-properties fo:break-before="auto" style:column-width="6.727cm"/>
    </style:style>
    <style:style style:name="co4" style:family="table-column">
      <style:table-column-properties fo:break-before="auto" style:column-width="4.639cm"/>
    </style:style>
    <style:style style:name="co5" style:family="table-column">
      <style:table-column-properties fo:break-before="auto" style:column-width="5.147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3.27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 %</number:text>
    </number:percentage-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style:font-name-asian="Segoe UI" style:font-name-complex="Tahoma"/>
    </style:style>
    <style:style style:name="ce4" style:family="table-cell" style:parent-style-name="Default" style:data-style-name="N113">
      <style:table-cell-properties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13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13">
      <style:table-cell-properties style:text-align-source="fix" style:repeat-content="false"/>
      <style:paragraph-properties fo:text-align="end" fo:margin-left="0cm"/>
      <style:text-properties style:font-name="Arial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/>
    </style:style>
    <style:style style:name="ce8" style:family="table-cell" style:parent-style-name="Default" style:data-style-name="N11">
      <style:table-cell-properties style:text-align-source="fix" style:repeat-content="false"/>
      <style:paragraph-properties fo:text-align="end" fo:margin-left="0cm"/>
      <style:text-properties style:font-name="Arial"/>
    </style:style>
    <style:style style:name="ce10" style:family="table-cell" style:parent-style-name="Default">
      <style:text-properties style:text-underline-style="none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2"/>
        <table:table-column table:style-name="co2" table:default-cell-style-name="ce5"/>
        <table:table-column table:style-name="co3" table:default-cell-style-name="ce6"/>
        <table:table-column table:style-name="co4" table:default-cell-style-name="ce8"/>
        <table:table-column table:style-name="co5" table:default-cell-style-name="ce6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Instancia </text:p>
          </table:table-cell>
          <table:table-cell table:style-name="ce3" office:value-type="string" calcext:value-type="string">
            <text:p>Función objetivo del baseline</text:p>
          </table:table-cell>
          <table:table-cell table:style-name="ce1" office:value-type="string" calcext:value-type="string">
            <text:p>Función objetivo obtenida por el Algoritmo</text:p>
          </table:table-cell>
          <table:table-cell table:style-name="ce7" office:value-type="string" calcext:value-type="string">
            <text:p>Mejora respecto al baseline</text:p>
          </table:table-cell>
          <table:table-cell table:style-name="ce1" office:value-type="string" calcext:value-type="string">
            <text:p>Tiempo de CPU en segundos </text:p>
          </table:table-cell>
          <table:table-cell/>
          <table:table-cell table:style-name="ce19" office:value-type="string" calcext:value-type="string">
            <text:p>Tiempo Total (s)</text:p>
          </table:table-cell>
        </table:table-row>
        <table:table-row table:style-name="ro1">
          <table:table-cell office:value-type="string" calcext:value-type="string">
            <text:p>instancia_01_n10_m6</text:p>
          </table:table-cell>
          <table:table-cell table:style-name="ce4" office:value-type="float" office:value="2106.73" calcext:value-type="float">
            <text:p>2106,730</text:p>
          </table:table-cell>
          <table:table-cell office:value-type="float" office:value="2106.73864" calcext:value-type="float">
            <text:p>2106,739</text:p>
          </table:table-cell>
          <table:table-cell table:formula="of:=([.C2]/[.B2]) - 1" office:value-type="percentage" office:value="0.00000410114252891169" calcext:value-type="percentage">
            <text:p>0,00 %</text:p>
          </table:table-cell>
          <table:table-cell office:value-type="float" office:value="3.47474193572998" calcext:value-type="float">
            <text:p>3,475</text:p>
          </table:table-cell>
          <table:table-cell/>
          <table:table-cell table:formula="of:=SUM([.E2:.E11])" office:value-type="float" office:value="570.044862508774" calcext:value-type="float">
            <text:p>570,044862508774</text:p>
          </table:table-cell>
        </table:table-row>
        <table:table-row table:style-name="ro1">
          <table:table-cell office:value-type="string" calcext:value-type="string">
            <text:p>instancia_02_n10_m8</text:p>
          </table:table-cell>
          <table:table-cell office:value-type="float" office:value="2720.61" calcext:value-type="float">
            <text:p>2720,610</text:p>
          </table:table-cell>
          <table:table-cell office:value-type="float" office:value="2720.61122" calcext:value-type="float">
            <text:p>2720,611</text:p>
          </table:table-cell>
          <table:table-cell table:formula="of:=([.C3]/[.B3]) - 1" office:value-type="percentage" office:value="0.000000448428844945781" calcext:value-type="percentage">
            <text:p>0,00 %</text:p>
          </table:table-cell>
          <table:table-cell office:value-type="float" office:value="4.63432812690735" calcext:value-type="float">
            <text:p>4,6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stancia_03_n15_m3</text:p>
          </table:table-cell>
          <table:table-cell office:value-type="float" office:value="670.8" calcext:value-type="float">
            <text:p>670,800</text:p>
          </table:table-cell>
          <table:table-cell office:value-type="float" office:value="670.80497" calcext:value-type="float">
            <text:p>670,805</text:p>
          </table:table-cell>
          <table:table-cell table:formula="of:=([.C4]/[.B4]) - 1" office:value-type="percentage" office:value="0.00000740906380447548" calcext:value-type="percentage">
            <text:p>0,00 %</text:p>
          </table:table-cell>
          <table:table-cell office:value-type="float" office:value="2.60803747177124" calcext:value-type="float">
            <text:p>2,6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stancia_04_n15_m9</text:p>
          </table:table-cell>
          <table:table-cell office:value-type="float" office:value="5574.2" calcext:value-type="float">
            <text:p>5574,200</text:p>
          </table:table-cell>
          <table:table-cell office:value-type="float" office:value="5574.20364" calcext:value-type="float">
            <text:p>5574,204</text:p>
          </table:table-cell>
          <table:table-cell table:formula="of:=([.C5]/[.B5]) - 1" office:value-type="percentage" office:value="0.000000653008503714858" calcext:value-type="percentage">
            <text:p>0,00 %</text:p>
          </table:table-cell>
          <table:table-cell office:value-type="float" office:value="7.81746029853821" calcext:value-type="float">
            <text:p>7,8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stancia_05_n30_m6</text:p>
          </table:table-cell>
          <table:table-cell office:value-type="float" office:value="1912.59" calcext:value-type="float">
            <text:p>1912,590</text:p>
          </table:table-cell>
          <table:table-cell office:value-type="float" office:value="1912.59752" calcext:value-type="float">
            <text:p>1912,598</text:p>
          </table:table-cell>
          <table:table-cell table:formula="of:=([.C6]/[.B6]) - 1" office:value-type="percentage" office:value="0.00000393184111624478" calcext:value-type="percentage">
            <text:p>0,00 %</text:p>
          </table:table-cell>
          <table:table-cell office:value-type="float" office:value="10.4270498752594" calcext:value-type="float">
            <text:p>10,4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stancia_06_n30_m24</text:p>
          </table:table-cell>
          <table:table-cell office:value-type="float" office:value="34073.31" calcext:value-type="float">
            <text:p>34073,310</text:p>
          </table:table-cell>
          <table:table-cell office:value-type="float" office:value="34073.31095" calcext:value-type="float">
            <text:p>34073,311</text:p>
          </table:table-cell>
          <table:table-cell table:formula="of:=([.C7]/[.B7]) - 1" office:value-type="percentage" office:value="0.0000000278810605713886" calcext:value-type="percentage">
            <text:p>0,00 %</text:p>
          </table:table-cell>
          <table:table-cell office:value-type="float" office:value="41.6922731399536" calcext:value-type="float">
            <text:p>41,6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stancia_07_n50_m15</text:p>
          </table:table-cell>
          <table:table-cell office:value-type="float" office:value="10567.54" calcext:value-type="float">
            <text:p>10567,540</text:p>
          </table:table-cell>
          <table:table-cell office:value-type="float" office:value="10852.35428" calcext:value-type="float">
            <text:p>10852,354</text:p>
          </table:table-cell>
          <table:table-cell table:formula="of:=([.C8]/[.B8]) - 1" office:value-type="percentage" office:value="0.0269518052451183" calcext:value-type="percentage">
            <text:p>2,70 %</text:p>
          </table:table-cell>
          <table:table-cell office:value-type="float" office:value="43.4293913841248" calcext:value-type="float">
            <text:p>43,4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stancia_08_n100_m10</text:p>
          </table:table-cell>
          <table:table-cell office:value-type="float" office:value="5169.02" calcext:value-type="float">
            <text:p>5169,020</text:p>
          </table:table-cell>
          <table:table-cell office:value-type="float" office:value="5402.30691" calcext:value-type="float">
            <text:p>5402,307</text:p>
          </table:table-cell>
          <table:table-cell table:formula="of:=([.C9]/[.B9]) - 1" office:value-type="percentage" office:value="0.0451317483778357" calcext:value-type="percentage">
            <text:p>4,51 %</text:p>
          </table:table-cell>
          <table:table-cell office:value-type="float" office:value="57.8992514610291" calcext:value-type="float">
            <text:p>57,8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stancia_09_n125_m37</text:p>
          </table:table-cell>
          <table:table-cell office:value-type="float" office:value="106708.5" calcext:value-type="float">
            <text:p>106708,500</text:p>
          </table:table-cell>
          <table:table-cell office:value-type="float" office:value="111198.62017" calcext:value-type="float">
            <text:p>111198,620</text:p>
          </table:table-cell>
          <table:table-cell table:formula="of:=([.C10]/[.B10]) - 1" office:value-type="percentage" office:value="0.0420783739814543" calcext:value-type="percentage">
            <text:p>4,21 %</text:p>
          </table:table-cell>
          <table:table-cell office:value-type="float" office:value="267.785190582275" calcext:value-type="float">
            <text:p>267,7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stancia_10_n150_m15</text:p>
          </table:table-cell>
          <table:table-cell office:value-type="float" office:value="21346.37" calcext:value-type="float">
            <text:p>21346,370</text:p>
          </table:table-cell>
          <table:table-cell office:value-type="float" office:value="22573.13208" calcext:value-type="float">
            <text:p>22573,132</text:p>
          </table:table-cell>
          <table:table-cell table:formula="of:=([.C11]/[.B11]) - 1" office:value-type="percentage" office:value="0.0574693533373594" calcext:value-type="percentage">
            <text:p>5,75 %</text:p>
          </table:table-cell>
          <table:table-cell office:value-type="float" office:value="130.277138233185" calcext:value-type="float">
            <text:p>130,277</text:p>
          </table:table-cell>
          <table:table-cell table:number-columns-repeated="2"/>
        </table:table-row>
        <table:table-row table:style-name="ro1" table:number-rows-repeated="8">
          <table:table-cell table:style-name="Default" table:number-columns-repeated="5"/>
          <table:table-cell table:number-columns-repeated="2"/>
        </table:table-row>
        <table:table-row table:style-name="ro1">
          <table:table-cell table:style-name="Default" table:number-columns-repeated="4"/>
          <table:table-cell table:style-name="ce10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number:number-style style:name="N113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26">00/00/0000</text:date>, <text:time style:data-style-name="N2" text:time-value="22:37:02.096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6T21:54:25.154000000</meta:creation-date>
    <dc:date>2024-11-26T22:41:29.829000000</dc:date>
    <meta:editing-duration>PT31M43S</meta:editing-duration>
    <meta:editing-cycles>3</meta:editing-cycles>
    <meta:generator>LibreOffice/24.8.3.2$Windows_X86_64 LibreOffice_project/48a6bac9e7e268aeb4c3483fcf825c94556d9f92</meta:generator>
    <meta:document-statistic meta:table-count="1" meta:cell-count="57" meta:object-count="0"/>
  </office:meta>
</office:document-meta>
</file>